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yaRepository.registerNodeTypes( javax . jcr . Session jcr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enyaRepository.registerNamespaces( javax . jcr . Session jcr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enyaRepository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enyaRepository.logi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